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lutionTests.xml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ewResolutionTests.jsp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ewResolutionTests.contentNego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ViewResolutionTests.default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Controller.show( @ PathVariable String nam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utionTests.jso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